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bottom="10.00pt"/>
    </style:style>
    <style:style style:name="P2" style:family="paragraph">
      <style:paragraph-properties fo:line-height="115.00%" fo:text-align="center" fo:margin-bottom="10.00pt"/>
    </style:style>
    <text:list-style style:name="L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15.00%" fo:text-align="left" fo:margin-bottom="10.00pt"/>
    </style:style>
    <text:list-style style:name="L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15.00%" fo:text-align="left" fo:margin-bottom="10.00pt"/>
    </style:style>
    <text:list-style style:name="L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15.00%" fo:text-align="left" fo:margin-bottom="10.00pt"/>
    </style:style>
    <text:list-style style:name="L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9" style:family="paragraph">
      <style:paragraph-properties fo:line-height="115.00%" fo:text-align="left" fo:margin-bottom="10.00pt"/>
    </style:style>
    <style:style style:name="P10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2"><text:span text:style-name="T2">Daiane Guedes da Silva</text:span></text:p>
      <text:list text:style-name="L3">
        <text:list-item>
          <text:p text:style-name="P3"><text:span text:style-name="T2">Dados Pessoais</text:span></text:p>
        </text:list-item>
      </text:list>
      <text:p text:style-name="P4"><text:span text:style-name="T3">Casada-30 anos-02 filhos-não fumante - Brasileira</text:span></text:p>
      <text:p text:style-name="P4"><text:span text:style-name="T3">Endereço: Rua Tibério 248 Jd. Empiro Cotia -SP</text:span></text:p>
      <text:p text:style-name="P4"><text:span text:style-name="T3">Telefone:4616-8573 residencial /<text:s text:c="2"/>9 6944-6389 oi / 9 68465642 recado.</text:span></text:p>
      <text:list text:style-name="L5">
        <text:list-item>
          <text:p text:style-name="P5"><text:span text:style-name="T4">Escolaridade</text:span></text:p>
        </text:list-item>
      </text:list>
      <text:p text:style-name="P6"><text:span text:style-name="T5">2° Grau Completo</text:span></text:p>
      <text:list text:style-name="L7">
        <text:list-item>
          <text:p text:style-name="P7"><text:span text:style-name="T6">Curso Profissializante</text:span></text:p>
        </text:list-item>
      </text:list>
      <text:p text:style-name="P8"><text:span text:style-name="T7">Computação</text:span></text:p>
      <text:list text:style-name="L9">
        <text:list-item>
          <text:p text:style-name="P9"><text:span text:style-name="T8">Experiência Profissional</text:span></text:p>
        </text:list-item>
      </text:list>
      <text:p text:style-name="P10"><text:span text:style-name="T9">Empresa: Natural da terra com. varejista HortiFrut</text:span></text:p>
      <text:p text:style-name="P10"><text:span text:style-name="T9">Cargo: Auxiliar Fiscal por 02 meses</text:span></text:p>
      <text:p text:style-name="P10"><text:span text:style-name="T9">Promoção: Encarregada / tesouraria</text:span></text:p>
      <text:p text:style-name="P10"><text:span text:style-name="T9">Periodo: 19/11/2012 á 03/10/2013</text:span></text:p>
      <text:p text:style-name="P10"><text:span text:style-name="T10"/></text:p>
      <text:p text:style-name="P10"><text:span text:style-name="T11">Empresa: Concessionária do Rodoanel</text:span></text:p>
      <text:p text:style-name="P10"><text:span text:style-name="T11">Cargo: Agente de atendimento-Arrecadalção por 07 meses</text:span></text:p>
      <text:p text:style-name="P10"><text:span text:style-name="T11">Promoção: Agente de Monitoramento</text:span></text:p>
      <text:p text:style-name="P10"><text:span text:style-name="T11">Periodo: 04/11/2008 á 17/05/2011</text:span></text:p>
      <text:p text:style-name="P10"><text:span text:style-name="T12"/></text:p>
      <text:p text:style-name="P10"><text:span text:style-name="T13">Empresa: PolyPort Portas e Portões Automaticos LTDA</text:span></text:p>
      <text:p text:style-name="P10"><text:span text:style-name="T13">Cargo: Recepcionista</text:span></text:p>
      <text:p text:style-name="P10"><text:span text:style-name="T13">Periodo: 13/02/2006 á 26/06/2007</text:span></text:p>
      <text:p text:style-name="P10"><text:span text:style-name="T14"/></text:p>
      <text:p text:style-name="P10"><text:span text:style-name="T15">Empresa: CSU Cardsystem S/A</text:span></text:p>
      <text:p text:style-name="P10"><text:span text:style-name="T15">Cargo: Atendente de televendas / cobrança</text:span></text:p>
      <text:p text:style-name="P10"><text:span text:style-name="T15">Periodo: 20/01/2012 á 18/07/2012</text:span></text:p>
      <text:p text:style-name="P10"><text:span text:style-name="T16"/></text:p>
      <text:p text:style-name="P10"><text:span text:style-name="T16"/></text:p>
      <text:p text:style-name="P10"><text:span text:style-name="T1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